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772" calcext:value-type="float">
            <text:p>80.8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7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7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37102014401</text:p>
          </table:table-cell>
          <table:table-cell office:value-type="string" calcext:value-type="string">
            <text:p>12N 41W 20CBAA:G-027353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